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bold" officeooo:rsid="001d0c30" officeooo:paragraph-rsid="001d0c3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8pt" fo:font-weight="normal" officeooo:rsid="001d0c30" officeooo:paragraph-rsid="001d0c30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Arial" fo:font-size="14pt" fo:font-weight="normal" officeooo:rsid="001d0c30" officeooo:paragraph-rsid="0024a12c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normal" officeooo:rsid="001d0c30" officeooo:paragraph-rsid="00268ee6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normal" officeooo:rsid="001d0c30" officeooo:paragraph-rsid="00283269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1d0c30" officeooo:paragraph-rsid="002d01bf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1d0c30" officeooo:paragraph-rsid="001d0c30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1d0c30" officeooo:paragraph-rsid="002d3c21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rsid="001d0c30" officeooo:paragraph-rsid="0030da19" style:font-size-asian="12.25pt" style:font-weight-asian="normal" style:font-size-complex="14pt" style:font-weight-complex="normal"/>
    </style:style>
    <style:style style:name="P10" style:family="paragraph">
      <style:paragraph-properties fo:text-align="start"/>
      <style:text-properties style:text-line-through-style="none" style:text-line-through-type="none" style:font-name="Arial1" fo:font-size="14pt" fo:font-style="normal" style:text-underline-style="none" fo:font-weight="normal"/>
    </style:style>
    <style:style style:name="T1" style:family="text">
      <style:text-properties officeooo:rsid="002d3c21"/>
    </style:style>
    <style:style style:name="T2" style:family="text">
      <style:text-properties fo:color="#666666" fo:font-size="9pt" style:font-size-asian="9pt" style:font-size-complex="9pt"/>
    </style:style>
    <style:style style:name="T3" style:family="text">
      <style:text-properties officeooo:rsid="0030da19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ы 2<text:span text:style-name="T3">9</text:span></text:p>
      <text:p text:style-name="P2">Ответьте на вопросы о прочитанном</text:p>
      <text:p text:style-name="P7"/>
      <text:p text:style-name="P9"><text:span text:style-name="T3">1. </text:span>Когда я ходил на выставку?<draw:control text:anchor-type="as-char" svg:y="0.2583in" draw:z-index="0" draw:name="Shape1" draw:style-name="gr1" draw:text-style-name="P10" svg:width="6.9504in" svg:height="0.7425in" draw:control="control1"/></text:p>
      <text:p text:style-name="P9"/>
      <text:p text:style-name="P9"><text:span text:style-name="T3">2. </text:span>Опишите выставку. Где она? Какая выставка?<draw:control text:anchor-type="as-char" svg:y="0.2583in" draw:z-index="1" draw:name="Shape1" draw:style-name="gr1" draw:text-style-name="P10" svg:width="6.9504in" svg:height="0.7425in" draw:control="control2"/></text:p>
      <text:p text:style-name="P9"/>
      <text:p text:style-name="P9"><text:span text:style-name="T3">3. </text:span>Что значит “ХНПЗ”?<draw:control text:anchor-type="as-char" svg:y="0.2583in" draw:z-index="2" draw:name="Shape1" draw:style-name="gr1" draw:text-style-name="P10" svg:width="6.9504in" svg:height="0.7425in" draw:control="control3"/></text:p>
      <text:p text:style-name="P9"/>
      <text:p text:style-name="P9"><text:span text:style-name="T3">4. </text:span>Когда я ходил на выставку, сколько мне было лет?<draw:control text:anchor-type="as-char" svg:y="0.2583in" draw:z-index="3" draw:name="Shape1" draw:style-name="gr1" draw:text-style-name="P10" svg:width="6.9504in" svg:height="0.7425in" draw:control="control4"/></text:p>
      <text:p text:style-name="P9"/>
      <text:p text:style-name="P9"><text:span text:style-name="T3">5. </text:span>Почему я решил ходить на выставку?<draw:control text:anchor-type="as-char" svg:y="0.2583in" draw:z-index="4" draw:name="Shape1" draw:style-name="gr1" draw:text-style-name="P10" svg:width="6.9504in" svg:height="0.7425in" draw:control="control5"/></text:p>
      <text:p text:style-name="P9"/>
      <text:p text:style-name="P9"><text:span text:style-name="T3">6. </text:span>Хакеры — преступники? Почему (или почему нет)?<draw:control text:anchor-type="as-char" svg:y="0.2583in" draw:z-index="5" draw:name="Shape1" draw:style-name="gr1" draw:text-style-name="P10" svg:width="6.9504in" svg:height="0.7425in" draw:control="control6"/></text:p>
      <text:p text:style-name="P9"><text:soft-page-break/></text:p>
      <text:p text:style-name="P9"><text:span text:style-name="T3">7. </text:span>С кем я ходил на выставку?<draw:control text:anchor-type="as-char" svg:y="0.2583in" draw:z-index="6" draw:name="Shape1" draw:style-name="gr1" draw:text-style-name="P10" svg:width="6.9504in" svg:height="0.7425in" draw:control="control7"/></text:p>
      <text:p text:style-name="P9"/>
      <text:p text:style-name="P9"><text:span text:style-name="T3">8. </text:span>Что делают киберпреступники?<draw:control text:anchor-type="as-char" svg:y="0.2583in" draw:z-index="7" draw:name="Shape1" draw:style-name="gr1" draw:text-style-name="P10" svg:width="6.9504in" svg:height="0.7425in" draw:control="control8"/></text:p>
      <text:p text:style-name="P9"/>
      <text:p text:style-name="P9"><text:span text:style-name="T3">9. </text:span>Что я видел в павильоне?<draw:control text:anchor-type="as-char" svg:y="0.2583in" draw:z-index="8" draw:name="Shape1" draw:style-name="gr1" draw:text-style-name="P10" svg:width="6.9504in" svg:height="0.7425in" draw:control="control9"/></text:p>
      <text:p text:style-name="P9"/>
      <text:p text:style-name="P9"><text:span text:style-name="T3">10. </text:span>О чём я узнал, когда я был на выставке?<draw:control text:anchor-type="as-char" svg:y="0.2583in" draw:z-index="9" draw:name="Shape1" draw:style-name="gr1" draw:text-style-name="P10" svg:width="6.9504in" svg:height="0.7425in" draw:control="control10"/></text:p>
      <text:p text:style-name="P9"/>
      <text:p text:style-name="P8"/>
      <text:p text:style-name="P6"/>
      <text:p text:style-name="P6"/>
      <text:p text:style-name="P5"/>
      <text:p text:style-name="P5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7:36:51.285189475</meta:creation-date>
    <dc:date>2019-02-27T15:00:21.117299335</dc:date>
    <meta:editing-duration>PT27M12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12" meta:word-count="75" meta:character-count="405" meta:non-whitespace-character-count="341"/>
  </office:meta>
</office:document-meta>
</file>